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color="#94bd5e" style:font-name="Arial Black"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tats de format</text:h>
      <text:h text:style-name="Heading_20_2" text:outline-level="2">Hi ha diferents eines per aplicar estils</text:h>
      <text:h text:style-name="Heading_20_1" text:outline-level="1">Es poden aplicar diferents tipus d'estils</text:h>
      <text:p text:style-name="Text_20_body">Els estils de <text:span text:style-name="T1">caràcter</text:span> només afecten les característiques de la lletra</text:p>
      <text:list xml:id="list30351586" text:style-name="L1">
        <text:list-item>
          <text:p text:style-name="P1">Primer element de llista numerada</text:p>
        </text:list-item>
      </text:list>
      <text:list xml:id="list30332258" text:style-name="L2">
        <text:list-item>
          <text:p text:style-name="P2">Segon element de la llista numerada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Antònia Rossell</meta:initial-creator>
    <meta:creation-date>2009-12-27T21:15:57.73</meta:creation-date>
    <meta:editing-duration>PT00H03M57S</meta:editing-duration>
    <meta:editing-cycles>3</meta:editing-cycles>
    <meta:generator>OpenOffice.org/3.2$Win32 OpenOffice.org_project/320m18$Build-9502</meta:generator>
    <dc:date>2010-10-08T10:26:14.54</dc:date>
    <dc:creator>Departament d'Educació </dc:creator>
    <meta:document-statistic meta:table-count="0" meta:image-count="0" meta:object-count="0" meta:page-count="1" meta:paragraph-count="6" meta:word-count="40" meta:character-count="242"/>
    <meta:user-defined meta:name="Informació 1"/>
    <meta:user-defined meta:name="Informació 2"/>
    <meta:user-defined meta:name="Informació 3"/>
    <meta:user-defined meta:name="Informació 4"/>
  </office:meta>
</office:document-meta>
</file>